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DestinationResult.getTargetDestin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Result.getSubscribe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Result.getSource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Result.UserDestinationResult( String sourceDestination , Set &lt; String &gt; targetDestinations , String subscribeDestination , @ Nullable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Destination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DestinationResul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